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fo:min-height="12.55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5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18.025cm" svg:height="12.55cm" svg:x="4.017cm" svg:y="7.973cm">
          <draw:text-box>
            <text:p text:style-name="P1"><text:span text:style-name="T1">Zainstalowanie StarOffice obok zainstalowanej starszej werrsji tego programmu nie jest ¿adnym problemem. Jeœli jetnak zechcesz zainstalowanych na twom <text:s/>wersji StarOffice.</text:span></text:p>
            <text:p text:style-name="P1"><text:span text:style-name="T1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layer="layout" svg:width="14.516cm" svg:height="13.365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Strza_3f_ka" draw:display-name="Strza?ka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pl" fo:country="PL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Strza_3f_ka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Strza_3f_ka" draw:marker-start-width="0.2cm" draw:marker-end="Strza_3f_ka" draw:marker-end-width="0.2cm" draw:fill="none"/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align="center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6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racle_Open_Office/3.3$Solaris_x86 OpenOffice.org_project/330m1$Build-9514</meta:generator>
    <meta:creation-date>2000-06-07T14:35:44</meta:creation-date>
    <dc:date>2010-07-30T11:53:27</dc:date>
    <meta:editing-cycles>6</meta:editing-cycles>
    <meta:editing-duration>PT13M48S</meta:editing-duration>
    <meta:document-statistic meta:object-count="11"/>
    <meta:user-defined meta:name="Info 0"/>
    <meta:user-defined meta:name="Info 1"/>
    <meta:user-defined meta:name="Info 2"/>
    <meta:user-defined meta:name="Info 3"/>
  </office:meta>
</office:document-meta>
</file>